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</style:style>
    <style:style style:name="P4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style:font-name-asian="Monospace" style:font-size-asian="8pt" style:font-name-complex="Monospace" style:font-size-complex="8pt"/>
    </style:style>
    <style:style style:name="P7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style:font-size-asian="8pt" style:font-size-complex="8pt"/>
    </style:style>
    <style:style style:name="P8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style:font-size-asian="8pt" style:font-size-complex="8pt"/>
    </style:style>
    <style:style style:name="P10" style:family="paragraph" style:parent-style-name="Standard">
      <style:paragraph-properties fo:margin-left="0.3819in" fo:margin-right="0in" fo:text-align="start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style:font-size-asian="8pt" style:font-size-complex="8pt"/>
    </style:style>
    <style:style style:name="P11" style:family="paragraph" style:parent-style-name="Preformatted_20_Text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2" style:family="paragraph" style:parent-style-name="Preformatted_20_Text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3819in" fo:margin-right="0in" fo:text-align="justify" style:justify-single-word="false" fo:text-indent="0in" style:auto-text-indent="false" fo:background-color="transparent">
        <style:tab-stops/>
        <style:background-image/>
      </style:paragraph-properties>
    </style:style>
    <style:style style:name="P14" style:family="paragraph" style:parent-style-name="Preformatted_20_Text">
      <style:paragraph-properties fo:margin-left="0.3819in" fo:margin-right="0in" fo:text-align="justify" style:justify-single-word="false" fo:text-indent="0in" style:auto-text-indent="false" fo:background-color="transparent">
        <style:tab-stops/>
        <style:background-image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.3709in" fo:margin-right="0in" fo:text-align="justify" style:justify-single-word="false" fo:text-indent="0in" style:auto-text-indent="false">
        <style:tab-stops/>
      </style:paragraph-properties>
    </style:style>
    <style:style style:name="P17" style:family="paragraph" style:parent-style-name="Standard">
      <style:paragraph-properties fo:margin-left="0.390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fo:color="#000000" style:font-name="Liberation Sans" fo:font-size="8pt" fo:background-color="#e6e6ff" style:font-name-asian="Monospace" style:font-size-asian="8pt" style:font-name-complex="Monospace" style:font-size-complex="8pt"/>
    </style:style>
    <style:style style:name="P18" style:family="paragraph" style:parent-style-name="Standard">
      <style:paragraph-properties fo:margin-left="0.390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fo:color="#000000" style:font-name="Liberation Sans" fo:font-size="8pt" fo:font-weight="normal" fo:background-color="#e6e6ff" style:font-name-asian="Monospace" style:font-size-asian="8pt" style:font-weight-asian="normal" style:font-name-complex="Monospace" style:font-size-complex="8pt" style:font-weight-complex="normal"/>
    </style:style>
    <style:style style:name="P19" style:family="paragraph" style:parent-style-name="Standard" style:list-style-name="L1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fo:font-weight="normal" style:font-name-asian="Monospace" style:font-size-asian="8pt" style:font-weight-asian="normal" style:font-name-complex="Monospace" style:font-size-complex="8pt" style:font-weight-complex="normal"/>
    </style:style>
    <style:style style:name="P20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style:font-size-asian="8pt" style:font-size-complex="8pt"/>
    </style:style>
    <style:style style:name="P21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/>
    </style:style>
    <style:style style:name="P22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style:font-name-asian="Monospace" style:font-size-asian="8pt" style:font-name-complex="Monospace" style:font-size-complex="8pt"/>
    </style:style>
    <style:style style:name="P23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style:font-size-asian="8pt" style:font-size-complex="8pt"/>
    </style:style>
    <style:style style:name="P24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style:font-name-asian="Monospace" style:font-size-asian="8pt" style:font-name-complex="Monospace" style:font-size-complex="8pt"/>
    </style:style>
    <style:style style:name="P25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27" style:family="paragraph" style:parent-style-name="Standard" style:list-style-name="L1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</style:style>
    <style:style style:name="P28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fo:font-size="10pt" style:font-size-asian="10pt" style:font-size-complex="10pt"/>
    </style:style>
    <style:style style:name="P29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8pt" style:font-size-asian="8pt" style:font-size-complex="8pt"/>
    </style:style>
    <style:style style:name="P30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9pt" style:font-size-asian="9pt" style:font-size-complex="9pt"/>
    </style:style>
    <style:style style:name="P31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0pt" style:font-size-asian="10pt" style:font-size-complex="10pt"/>
    </style:style>
    <style:style style:name="P32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</style:style>
    <style:style style:name="P35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</style:style>
    <style:style style:name="P37" style:family="paragraph" style:parent-style-name="Standard">
      <style:paragraph-properties fo:margin-left="0.3819in" fo:margin-right="0in" fo:text-align="justify" style:justify-single-word="false" fo:text-indent="0.0756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.3819in" fo:margin-right="0in" fo:text-align="justify" style:justify-single-word="false" fo:text-indent="0.0756in" style:auto-text-indent="false">
        <style:tab-stops/>
      </style:paragraph-properties>
      <style:text-properties fo:font-size="10pt" style:font-size-asian="10pt" style:font-size-complex="10pt"/>
    </style:style>
    <style:style style:name="P3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font-size="10pt" style:font-size-asian="10pt" style:font-size-complex="10pt"/>
    </style:style>
    <style:style style:name="P40" style:family="paragraph" style:parent-style-name="Standard">
      <style:paragraph-properties fo:margin-left="0.3709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Liberation Sans" fo:font-size="8pt" style:font-size-asian="8pt" style:font-size-complex="8pt"/>
    </style:style>
    <style:style style:name="P41" style:family="paragraph" style:parent-style-name="Standard">
      <style:paragraph-properties fo:margin-left="0.379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style:font-name-asian="Monospace" style:font-size-asian="8pt" style:font-name-complex="Monospace" style:font-size-complex="8pt"/>
    </style:style>
    <style:style style:name="P42" style:family="paragraph" style:parent-style-name="Standard" style:list-style-name="">
      <style:paragraph-properties fo:margin-left="0.3799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style:use-window-font-color="true" style:font-name="Liberation Sans" fo:font-size="8pt" style:font-name-asian="Monospace" style:font-size-asian="8pt" style:font-name-complex="Monospace" style:font-size-complex="8pt"/>
    </style:style>
    <style:style style:name="P43" style:family="paragraph" style:parent-style-name="Preformatted_20_Text">
      <style:paragraph-properties fo:margin-left="0.3819in" fo:margin-right="0in" fo:text-align="justify" style:justify-single-word="false" fo:text-indent="0in" style:auto-text-indent="false" fo:background-color="transparent">
        <style:tab-stops/>
        <style:background-image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/>
    </style:style>
    <style:style style:name="T6" style:family="text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Liberation Sans" fo:font-size="8pt" fo:font-weight="normal" style:font-name-asian="Monospace" style:font-size-asian="8pt" style:font-weight-asian="normal" style:font-name-complex="Monospace" style:font-size-complex="8pt" style:font-weight-complex="normal"/>
    </style:style>
    <style:style style:name="T8" style:family="text">
      <style:text-properties style:font-name="Liberation Sans" fo:font-size="8pt" style:font-name-asian="Monospace" style:font-size-asian="8pt" style:font-name-complex="Monospace" style:font-size-complex="8pt"/>
    </style:style>
    <style:style style:name="T9" style:family="text">
      <style:text-properties style:font-name="Liberation Sans" fo:font-size="8pt" fo:font-weight="bold" style:font-name-asian="Monospace" style:font-size-asian="8pt" style:font-weight-asian="bold" style:font-name-complex="Monospace" style:font-size-complex="8pt" style:font-weight-complex="bold"/>
    </style:style>
    <style:style style:name="T10" style:family="text">
      <style:text-properties fo:font-size="8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style:font-size-asian="8pt"/>
    </style:style>
    <style:style style:name="T13" style:family="text">
      <style:text-properties style:font-size-complex="8pt"/>
    </style:style>
    <style:style style:name="T14" style:family="text">
      <style:text-properties style:font-name-asian="Monospace"/>
    </style:style>
    <style:style style:name="T15" style:family="text">
      <style:text-properties style:font-weight-asian="normal"/>
    </style:style>
    <style:style style:name="T16" style:family="text">
      <style:text-properties style:font-name-complex="Monospace"/>
    </style:style>
    <style:style style:name="T17" style:family="text">
      <style:text-properties style:font-weight-complex="normal"/>
    </style:style>
    <style:style style:name="T18" style:family="text">
      <style:text-properties fo:font-size="12pt"/>
    </style:style>
    <style:style style:name="T19" style:family="text">
      <style:text-properties style:font-size-asian="12pt"/>
    </style:style>
    <style:style style:name="T20" style:family="text">
      <style:text-properties style:font-weight-asian="bold"/>
    </style:style>
    <style:style style:name="T21" style:family="text">
      <style:text-properties style:font-size-complex="12pt"/>
    </style:style>
    <style:style style:name="T22" style:family="text">
      <style:text-properties style:font-weight-complex="bold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use-window-font-color="true" style:font-name="Liberation Sans" fo:font-size="8pt" style:font-size-asian="8pt" style:font-size-complex="8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f8f8f8"/>
    </style:style>
    <style:style style:name="T27" style:family="text">
      <style:text-properties fo:color="#f8f8f8" style:font-name="Monospace" style:font-name-asian="Monospace" style:font-name-complex="Monospace"/>
    </style:style>
    <style:style style:name="T28" style:family="text">
      <style:text-properties fo:color="#cda869"/>
    </style:style>
    <style:style style:name="T29" style:family="text">
      <style:text-properties fo:color="#8f9d6a"/>
    </style:style>
    <style:style style:name="T30" style:family="text">
      <style:text-properties style:font-name-asian="Monospace" style:font-name-complex="Monospace"/>
    </style:style>
    <style:style style:name="T31" style:family="text">
      <style:text-properties fo:color="#f9ee98"/>
    </style:style>
    <style:style style:name="T32" style:family="text">
      <style:text-properties fo:color="#7587a6"/>
    </style:style>
    <style:style style:name="T33" style:family="text">
      <style:text-properties style:font-name="Liberation Sans" fo:font-size="8pt" style:font-size-asian="8pt" style:font-size-complex="8pt"/>
    </style:style>
    <style:style style:name="T34" style:family="text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T35" style:family="text">
      <style:text-properties style:font-name="Liberation Sans" fo:font-size="8pt" fo:font-weight="normal" style:font-name-asian="Monospace" style:font-size-asian="8pt" style:font-weight-asian="normal" style:font-name-complex="Monospace" style:font-size-complex="8pt" style:font-weight-complex="normal"/>
    </style:style>
    <style:style style:name="T36" style:family="text">
      <style:text-properties fo:color="#9b703f"/>
    </style:style>
    <style:style style:name="T37" style:family="text">
      <style:text-properties fo:color="#5f5a60" fo:font-style="italic" style:font-style-asian="italic" style:font-style-complex="italic"/>
    </style:style>
    <style:style style:name="T38" style:family="text">
      <style:text-properties fo:color="#cf6a4c"/>
    </style:style>
    <style:style style:name="T39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fo:text-indent="-0.25in" fo:margin-left="-3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fo:text-indent="-0.25in" fo:margin-left="-2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fo:text-indent="-0.25in" fo:margin-left="-2.5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fo:text-indent="-0.25in" fo:margin-left="-2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fo:text-indent="-0.25in" fo:margin-left="-2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fo:text-indent="-0.25in" fo:margin-left="-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fo:text-indent="-0.25in" fo:margin-left="-1.5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fo:text-indent="-0.25in" fo:margin-left="-1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fo:text-indent="-0.25in" fo:margin-left="-1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fo:text-indent="-0.25in" fo:margin-left="-0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36">1<text:tab/>Projekció a mapserver MAP fájljában</text:p>
      <text:p text:style-name="P29"/>
      <text:p text:style-name="P31">EOV: IUGG1967 ellipszoidról (GRS67), melynek vonatkozási rendszere HD72, vetítés történik az Uj Gauss gömbre, majd innen egy hengervetületre. </text:p>
      <text:p text:style-name="P31">A határok a következők:</text:p>
      <text:p text:style-name="P30"/>
      <text:p text:style-name="P9">WGS bounds:<text:tab/><text:tab/>16.1200, 45.7800, 22.9100, 48.6000</text:p>
      <text:p text:style-name="P9">Projected bounds:<text:tab/>422251.0071, 52297.3726, 950242.2793, 368889.2588</text:p>
      <text:p text:style-name="P13"/>
      <text:p text:style-name="P13">Két féleképpen fejezhető ki a térkép vonatkozási rendszere. Az első:</text:p>
      <text:p text:style-name="P9">PROJECTION</text:p>
      <text:p text:style-name="P9"><text:tab/>“init=epsg:2370”</text:p>
      <text:p text:style-name="P9">END</text:p>
      <text:p text:style-name="P13"/>
      <text:p text:style-name="P13">És ez pedig a másik.</text:p>
      <text:p text:style-name="P9">PROJECTION</text:p>
      <text:p text:style-name="P9"><text:tab/>“proj=?</text:p>
      <text:p text:style-name="P9"><text:tab/>“ellps=GRS67”</text:p>
      <text:p text:style-name="P9"><text:tab/>“datum=HD72”</text:p>
      <text:p text:style-name="P9">END</text:p>
      <text:p text:style-name="P3"/>
      <text:p text:style-name="P35">3<text:tab/>Projekció az OpenLayers-ben</text:p>
      <text:p text:style-name="P3"/>
      <text:p text:style-name="P3"><text:span text:style-name="T23">Először is a térképünk rendelkezik egy vetülettel (projection). Mondjuk ez lehet ez EOV rendszer aminek a kódja epsg:2370 </text:span></text:p>
      <text:p text:style-name="P31">Ezt beállíthatjuk a MAP fajlban</text:p>
      <text:p text:style-name="P9">PROJECTION</text:p>
      <text:p text:style-name="P9"><text:tab/>“init=epsg:2370”</text:p>
      <text:p text:style-name="P9">END</text:p>
      <text:p text:style-name="P3"/>
      <text:p text:style-name="P31">vagy pedig az OpenLayers paramétereként</text:p>
      <text:p text:style-name="P9">map = new OpenLayers.Map( 'map', {</text:p>
      <text:p text:style-name="P9"><text:tab/><text:span text:style-name="T2">projection: “EPSG:2370”</text:span>,</text:p>
      <text:p text:style-name="P9"><text:tab/>maxExtent: new OpenLayers.Bounds(410000, 45000, 950000, 360000),</text:p>
      <text:p text:style-name="P9"><text:tab/>maxResoluton: 910,</text:p>
      <text:p text:style-name="P9"><text:tab/>units: “m”</text:p>
      <text:p text:style-name="P9">});</text:p>
      <text:p text:style-name="P3"/>
      <text:p text:style-name="P31">Majd pedig az egyes rétegek is rendelkeznek projekcióval. Ezt szintén beállíthatjuk a MAP fájlban az adott rétegben.</text:p>
      <text:p text:style-name="P9">LAYER</text:p>
      <text:p text:style-name="P9"><text:tab/>…</text:p>
      <text:p text:style-name="P9"><text:tab/>PROJECTION</text:p>
      <text:p text:style-name="P9"><text:tab/><text:tab/>“init=epsg:2370”</text:p>
      <text:p text:style-name="P9"><text:tab/>END</text:p>
      <text:p text:style-name="P9">END</text:p>
      <text:p text:style-name="P3"/>
      <text:p text:style-name="P33">Ha egy pozició kiolvasásakor szeretnénk átszámolni egy másik vetületi rendszerbe, akkor a következőképpen kell eljárni. A proj4.js csomagot le kell tölteni és el kell helyezni egy hozzáférhető helyen, majd a html fájlban be kell tölteni:</text:p>
      <text:p text:style-name="P3"/>
      <text:p text:style-name="P9">...</text:p>
      <text:p text:style-name="P9">&lt;script src=”tdc-basic/proj4js/lib/proj4js.js”&gt;&lt;/script&gt;</text:p>
      <text:p text:style-name="P9">...</text:p>
      <text:p text:style-name="P3"/>
      <text:p text:style-name="P33">Ezen kívül pedig el kell végeznünk egy transzformációt, mert az EPSG adatbázisban hibásan szerepel:</text:p>
      <text:p text:style-name="P4"/>
      <text:p text:style-name="P11">Proj4js.defs["EPSG:23700"] = "+title=Hungarian EOV EPSG:23700 +proj=somerc +lat_0=47.14439372222222 +lon_0=19.04857177777778 +x_0=650000 +y_0=200000 +ellps=GRS67 +datum=HD72 +towgs84=57.01,-69.97,-9.29 +units=m +no_defs"</text:p>
      <text:p text:style-name="P14"/>
      <text:p text:style-name="P43">Ezek után már elvégezhetjuk az átszámítást a kiolvasott DIV koordináták alapján</text:p>
      <text:p text:style-name="P14"/>
      <text:p text:style-name="P12"><text:soft-page-break/>...</text:p>
      <text:p text:style-name="P11">var wgs84=new OpenLayers.Projection('EPSG:4326');</text:p>
      <text:p text:style-name="P11">var hd72=new OpenLayersProjection('EPSG:2370');</text:p>
      <text:p text:style-name="P12">…</text:p>
      <text:p text:style-name="P11">map.events.register(“click”, map, function(e){</text:p>
      <text:p text:style-name="P11"><text:tab/>//Pozicio az ablak koordinatarendszereben</text:p>
      <text:p text:style-name="P11"><text:tab/>var pxPos=map.events.getMousePosition(e);</text:p>
      <text:p text:style-name="P11"><text:tab/>//Pozicio az aktualis vetuleti rendszerben</text:p>
      <text:p text:style-name="P11"><text:tab/>var projPos=map.getLonLatFromPixel(pxPos);</text:p>
      <text:p text:style-name="P11"><text:tab/>//Atszamitas wgs84-ba</text:p>
      <text:p text:style-name="P11"><text:tab/>var wgs84Pos=projPos.clone().transform(hd72,wgs84);</text:p>
      <text:p text:style-name="P11"><text:tab/>…</text:p>
      <text:p text:style-name="P11">});</text:p>
      <text:p text:style-name="P14"><text:tab/></text:p>
      <text:p text:style-name="P14"/>
      <text:p text:style-name="P35">4<text:tab/>Shp file konvertálása posgGIS táblába</text:p>
      <text:p text:style-name="P3"/>
      <text:p text:style-name="P9">shp2pgsql -c -D -i -I ./border.shp border &gt; border.sql</text:p>
      <text:p text:style-name="P3"/>
      <text:p text:style-name="P36"/>
      <text:p text:style-name="P35">5<text:tab/>Adatlekérés OpenLayers-ben - Feature Info I. - query (fapados)</text:p>
      <text:p text:style-name="P3"/>
      <text:p text:style-name="P31">Röviden az történik, hogy a egy URL kérést állítunk össze, sztringek összefűzésével, a mapserver felé, melyben szerepel egy mode=query üzenet. Ezt az URL kéreést pedig majd valahogyan el kell küldenünk, és az eredményét meg kell jeleníteni, pld egy window.open() függvénnyel.</text:p>
      <text:p text:style-name="P31">Ehhez először is a MAP fajlban a lekérendő LAYER megjelenítendő CLASS-szaban el kell helyezni egy TEMPLATE bejegyzést ami alapjan a lekérdezett rekordok meg fognak jelenni:</text:p>
      <text:p text:style-name="P3"/>
      <text:p text:style-name="P9">TEMPLATE 'templates/temp.html'</text:p>
      <text:p text:style-name="P3"/>
      <text:p text:style-name="P31">Ezek után a temp.html fájl tartalmát kell megszerkeszteni. Szögletes zárojelek közé kell helyezni az átadandó mezők nevét. A példánkban a <text:span text:style-name="T2">gid </text:span>és a <text:span text:style-name="T2">length</text:span> mezőket kivánjuk megjeleníteni:</text:p>
      <text:p text:style-name="P18">&lt;tr&gt;</text:p>
      <text:p text:style-name="P18"><text:tab/>&lt;td&gt;[gid]&lt;/td&gt;</text:p>
      <text:p text:style-name="P18"><text:tab/>&lt;td&gt;[length]&lt;/td&gt;</text:p>
      <text:p text:style-name="P18">&lt;/tr&gt;</text:p>
      <text:p text:style-name="P3"/>
      <text:p text:style-name="P31">Végül pedig az OpenLayer javaScript fájlban kell a MAP objektumhoz egy Control elemet adni, ami egér-klikk hatására meghívja a mapserver query vagy nquery műveletét az egér poziciójában.</text:p>
      <text:p text:style-name="P16"/>
      <text:p text:style-name="P21"><text:span text:style-name="T7">map.events.register( "click", map, function(e){</text:span></text:p>
      <text:p text:style-name="P5"><text:span text:style-name="T6"><text:s text:c="3"/>var url="</text:span><text:a xlink:type="simple" xlink:href="http://localhost/cgi-bin/mapserv"><text:span text:style-name="T6">http://localhost/cgi-bin/mapserv</text:span></text:a><text:span text:style-name="T6">"</text:span></text:p>
      <text:p text:style-name="P8"><text:s text:c="7"/>+"?map=/home/akoel/Projects/3DCadastre/www/tdc-basic/tdc-basic/htdocs/example.map"</text:p>
      <text:list xml:id="list136764111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9"><text:s text:c="7"/>+ "&amp;layer=border"</text:p>
                          <text:p text:style-name="P19"><text:s text:c="7"/>+ "&amp;mode=<text:span text:style-name="T2">query</text:span>"</text:p>
                          <text:p text:style-name="P19"><text:tab/> + "&amp;img.x=" + e.xy.x</text:p>
                          <text:p text:style-name="P19"><text:tab/> + "&amp;img.y=" + e.xy.y</text:p>
                          <text:p text:style-name="P19"><text:tab/> + "&amp;imgext=" + map.getExtent().toString().replace( /,/g, '+')</text:p>
                          <text:p text:style-name="P19"><text:tab/> + "&amp;root=/tdc-basic/htdocs&amp;program=/cgi-bin/mapserv&amp;map_web=template+example.html";</text:p>
                          <text:p text:style-name="P19"><text:tab/>newWindow = window.open( url, "getfeatureinfo", "location=0, status=0, scrollbars=1, width=800, height=125");<text:tab/><text:tab/><text:tab/></text:p>
                          <text:list>
                            <text:list-header>
                              <text:p text:style-name="P27"><text:span text:style-name="T24"><text:s text:c="3"/>});</text:span></text:p>
                              <text:p text:style-name="P27"><text:span text:style-name="T24">newWindow = window.open( url, "getfeatureinfo", "location=0, status=0, scrollbars=1, width=800, height=125");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25"/></text:p>
      <text:p text:style-name="P35">7<text:tab/>Adatlekérés OpenLayers-ben – Feautre Info II. - GetFeatureInfo</text:p>
      <text:p text:style-name="P3"/>
      <text:p text:style-name="P31">Itt is hasonlóképpen járunk el mint az előző példában, de itt nem sztring formában állítjuk elő az URL-t, hanem az adott LAYER getFullRequestString függvényétől kapjuk meg az URL-t miután felparamétereztük. Fontos különbség még, hogy ebben a példában nem egy ablakon keresztül küldjük el az URL kérést, hanem az OpenLayers.Request.POST /GET objektuma segítségével, így az eredmény text formátumban áll rendelkezésre, amit tetszőlegesen felhasználhatunk.</text:p>
      <text:p text:style-name="P31">Először is a MAP fajlban kell néhány beállítást elvégezni. </text:p>
      <text:p text:style-name="P31">A METADATA szekcióban be kell állítani a wms_feature_info_mime_type értéket, mert alapesetben nem támogatott a “text/html” <text:soft-page-break/>formátum, amilyen formátumban az adatokat kapjuk vissza:</text:p>
      <text:p text:style-name="P3"/>
      <text:p text:style-name="P10">WEB</text:p>
      <text:p text:style-name="P10">...</text:p>
      <text:p text:style-name="P10"><text:s text:c="3"/>METADATA</text:p>
      <text:p text:style-name="P10"><text:s text:c="6"/>“wms_srs” “EPSG:2370”</text:p>
      <text:p text:style-name="P10"><text:s text:c="3"/><text:span text:style-name="T11"><text:s text:c="4"/>“wms_olineresource” “http://localhost/cgi-bin/mapsrev?map=/home/akoel/Projects/3DCadastre/www/tdc-basic/tdc-basic/tdc-basic/htdocs/example.map”</text:span></text:p>
      <text:p text:style-name="P10"><text:s text:c="4"/><text:span text:style-name="T2"><text:s text:c="2"/>“wms_feature_info_mime_type” “text/html”</text:span></text:p>
      <text:p text:style-name="P10"><text:s text:c="3"/>END</text:p>
      <text:p text:style-name="P10">END</text:p>
      <text:p text:style-name="P3"/>
      <text:p text:style-name="P31">Ezen kívül a lekérdezendő LAYER-ben el kell helyezni azt a template fájlt, melyet getFeatureInfo esetén a CGI kitölt/behelyettesít és visszaad.</text:p>
      <text:p text:style-name="P3"/>
      <text:p text:style-name="P9">LAYER</text:p>
      <text:p text:style-name="P9"><text:s text:c="3"/>...</text:p>
      <text:p text:style-name="P9"><text:s text:c="3"/>TEMPLATE 'templates/<text:span text:style-name="T2">temp.html</text:span>'</text:p>
      <text:p text:style-name="P9">END</text:p>
      <text:p text:style-name="P3"/>
      <text:p text:style-name="P31">Ezek után a temp.html fájl tartalmát kell megszerkeszteni. Szögletes zárojelek közé kell helyezni az átadandó mezők nevét. A példánkban a <text:span text:style-name="T2">gid </text:span>és a <text:span text:style-name="T2">length</text:span> mezőket kivánjuk megjeleníteni:</text:p>
      <text:p text:style-name="P17">&lt;tr&gt;</text:p>
      <text:p text:style-name="P17"><text:tab/>&lt;td&gt;[gid]&lt;/td&gt;</text:p>
      <text:p text:style-name="P17"><text:tab/>&lt;td&gt;[length]&lt;/td&gt;</text:p>
      <text:p text:style-name="P17">&lt;/tr&gt;</text:p>
      <text:p text:style-name="P3"/>
      <text:p text:style-name="P31">Végül pedig az OpenLayer javaScript fájlban kell a MAP objektumhoz egy Control elemet adni, ami egér-klikk hatására meghívja a mapserver <text:span text:style-name="T2">query</text:span> vagy <text:span text:style-name="T2">nquery</text:span> műveletét az egér poziciójában. </text:p>
      <text:p text:style-name="P31">Ebben a kódrészletben látható, hogy a LAYER-t hogy hoztuk létre, és itt szerepel az URL POS-olása is. Erről a függvényről azt kell tudni, hogy a paramétere egy objektum, aminek tartalmaznia kell egy <text:span text:style-name="T2">url:</text:span> tagot a meghívandó URL tartalommal és egy <text:span text:style-name="T2">callback:</text:span> tagot, ami az a függvény ami az eredménnyel, mint paraméterrel, automatikusan hivodik meg.</text:p>
      <text:p text:style-name="P40"/>
      <text:p text:style-name="P6"><text:span text:style-name="T2">borderLayer </text:span>= new OpenLayers.Layer.WMS(</text:p>
      <text:p text:style-name="P6"><text:tab/>"Orszaghatar", <text:s/>"<text:a xlink:type="simple" xlink:href="http://localhost/cgi-bin/mapserv?map=/home/akoel/Projects/3DCadastre/www/tdc-basic/tdc-basic/htdocs/example.map">http://localhost/cgi-bin/mapserv?map=/home/akoel/Projects/3DCadastre/www/tdc-basic/tdc-basic/htdocs/example.map</text:a>",</text:p>
      <text:p text:style-name="P6"><text:tab/>{</text:p>
      <text:p text:style-name="P6"><text:tab/><text:tab/>layers: ['border'],</text:p>
      <text:p text:style-name="P6"><text:tab/><text:tab/> format: 'image/png'</text:p>
      <text:p text:style-name="P6"><text:tab/>}</text:p>
      <text:p text:style-name="P7"><text:span text:style-name="T30"><text:s/>);</text:span></text:p>
      <text:p text:style-name="P7"><text:span text:style-name="T30"><text:s/>map.addLayers([borderLayer]);</text:span></text:p>
      <text:p text:style-name="P7"/>
      <text:p text:style-name="P7">…</text:p>
      <text:p text:style-name="P7"/>
      <text:p text:style-name="P7">map.events.register( "click", map, function(e){</text:p>
      <text:p text:style-name="P6"><text:tab/>var url=<text:span text:style-name="T2">borderLayer</text:span>.getFullRequestString({</text:p>
      <text:p text:style-name="P6"><text:tab/><text:tab/>REQUEST: "<text:span text:style-name="T2">GetFeatureInfo</text:span>",</text:p>
      <text:p text:style-name="P6"><text:tab/><text:tab/>EXCEPTIONS: "application/vnd.ogc.se_xml",</text:p>
      <text:p text:style-name="P6"><text:tab/><text:tab/>FORMAT: 'png',</text:p>
      <text:p text:style-name="P6"><text:tab/><text:tab/>BBOX: map.getExtent().toBBOX(),</text:p>
      <text:p text:style-name="P6"><text:tab/><text:tab/>X: e.xy.x,</text:p>
      <text:p text:style-name="P6"><text:tab/><text:tab/>Y: e.xy.y,</text:p>
      <text:p text:style-name="P6"><text:tab/><text:tab/>INFO_FORMAT: '<text:span text:style-name="T2">text/html</text:span>',</text:p>
      <text:p text:style-name="P6"><text:tab/><text:tab/>QUERY_LAYERS: "border",</text:p>
      <text:p text:style-name="P6"><text:tab/><text:tab/>FEATURE_COUNT: 1,</text:p>
      <text:p text:style-name="P6"><text:tab/><text:tab/>WIDTH: map.size.w,</text:p>
      <text:p text:style-name="P6"><text:tab/><text:tab/>HEIGHT: map.size.h</text:p>
      <text:p text:style-name="P6"><text:tab/>});</text:p>
      <text:p text:style-name="P5"><text:span text:style-name="T33"><text:tab/>OpenLayers.Request.POST({ url: url, callback: function( response ){ setHTML( response, <text:s/>e.xy ) } });</text:span></text:p>
      <text:p text:style-name="P5"><text:span text:style-name="T33">});</text:span></text:p>
      <text:p text:style-name="P15"/>
      <text:p text:style-name="P15"/>
      <text:p text:style-name="P35">8<text:tab/>Adatmegjelenítés I.</text:p>
      <text:p text:style-name="P32"/>
      <text:p text:style-name="P37">Elhelyezhetjük hagyományos módon egy <text:span text:style-name="T2">div</text:span>-be is callback: függvényben átadott a <text:span text:style-name="T2">response.responseText</text:span> értéket a következő képpen:</text:p>
      <text:p text:style-name="P37"/>
      <text:p text:style-name="P5"><text:soft-page-break/><text:span text:style-name="T7">...</text:span></text:p>
      <text:p text:style-name="P5"><text:span text:style-name="T7"><text:tab/>function setHTML( response, xy ){</text:span></text:p>
      <text:p text:style-name="P5"><text:span text:style-name="T7"><text:tab/><text:tab/></text:span><text:span text:style-name="T9">OpenLayers.Util.getElement('responseText').innerHTML = response.responseText;</text:span></text:p>
      <text:p text:style-name="P5"><text:span text:style-name="T7"><text:tab/>}</text:span></text:p>
      <text:p text:style-name="P5"><text:span text:style-name="T7">...</text:span></text:p>
      <text:p text:style-name="P5"><text:span text:style-name="T7"><text:tab/>&lt;/script&gt;</text:span></text:p>
      <text:p text:style-name="P5"><text:span text:style-name="T7">&lt;/head&gt;</text:span></text:p>
      <text:p text:style-name="P5"><text:span text:style-name="T7">&lt;body&gt;</text:span></text:p>
      <text:p text:style-name="P5"><text:span text:style-name="T7"><text:tab/>&lt;div id=”responseText”&gt;&lt;/div&gt;</text:span></text:p>
      <text:p text:style-name="P5"><text:span text:style-name="T7">…</text:span></text:p>
      <text:p text:style-name="P28"><text:span text:style-name="T4"/></text:p>
      <text:p text:style-name="P38"><text:span text:style-name="T4">de ugyan ez az eredmény ha az OpenLayers.Util rész helyett a következőt írjuk:</text:span></text:p>
      <text:p text:style-name="P38"><text:span text:style-name="T4"/></text:p>
      <text:p text:style-name="P26"><text:span text:style-name="T8"><text:tab/>$('responseText').innertHTML = response.responseText;</text:span></text:p>
      <text:p text:style-name="P38"><text:span text:style-name="T4"/></text:p>
      <text:p text:style-name="P38"><text:span text:style-name="T4">De néha elegánsabb, ha a térképre helyezzük a megkapott adatokat:</text:span></text:p>
      <text:p text:style-name="P38"><text:span text:style-name="T4"/></text:p>
      <text:p text:style-name="P41">function setHTML(response, xy){</text:p>
      <text:p text:style-name="P42"><text:tab/><text:tab/></text:p>
      <text:p text:style-name="P42"><text:span text:style-name="T39"><text:tab/>//Ha mar van nyitva popup, akkor azt lezarja</text:span></text:p>
      <text:p text:style-name="P42"><text:tab/>if( popup ){</text:p>
      <text:p text:style-name="P42"><text:tab/><text:tab/>map.removePopup(popup);</text:p>
      <text:p text:style-name="P42"><text:tab/>}</text:p>
      <text:p text:style-name="P42"><text:tab/><text:tab/><text:tab/><text:tab/><text:tab/><text:tab/><text:tab/></text:p>
      <text:p text:style-name="P42"><text:tab/><text:span text:style-name="T39">//Letrehozza a popup-ot<text:tab/><text:tab/><text:tab/><text:tab/><text:tab/><text:tab/><text:tab/></text:span></text:p>
      <text:p text:style-name="P42"><text:tab/>popup = new <text:span text:style-name="T2">OpenLayers.Popup.FramedCloud</text:span>(</text:p>
      <text:p text:style-name="P42"><text:s text:c="24"/>"chick", </text:p>
      <text:p text:style-name="P42"><text:s text:c="24"/>map.getLonLatFromPixel( xy ),</text:p>
      <text:p text:style-name="P42"><text:s text:c="24"/>new OpenLayers.Size(100,300),</text:p>
      <text:p text:style-name="P42"><text:s text:c="24"/>response.responseText,</text:p>
      <text:p text:style-name="P42"><text:s text:c="24"/>null,</text:p>
      <text:p text:style-name="P42"><text:s text:c="24"/>true,</text:p>
      <text:p text:style-name="P42"><text:s text:c="24"/>null</text:p>
      <text:p text:style-name="P42"><text:tab/>);</text:p>
      <text:p text:style-name="P42"/>
      <text:p text:style-name="P42"><text:tab/><text:span text:style-name="T39">//Elhelyezi a buborekot-a terkepen</text:span></text:p>
      <text:p text:style-name="P42"><text:tab/>map.addPopup( popup );</text:p>
      <text:p text:style-name="P42">}<text:tab/><text:tab/></text:p>
      <text:p text:style-name="P39"><text:span text:style-name="T27"><text:tab/>}</text:span></text:p>
      <text:p text:style-name="P38"/>
      <text:p text:style-name="P38"/>
      <text:p text:style-name="P38"/>
      <text:p text:style-name="P38"/>
      <text:p text:style-name="P38"/>
      <text:p text:style-name="P38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583in" fo:margin-right="0.31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05T12:21:48</meta:creation-date>
    <dc:date>2012-08-14T19:45:50</dc:date>
    <meta:editing-duration>PT14H14M06S</meta:editing-duration>
    <meta:editing-cycles>51</meta:editing-cycles>
    <meta:generator>OpenOffice.org/3.2$Linux OpenOffice.org_project/320m12$Build-9483</meta:generator>
    <meta:document-statistic meta:table-count="0" meta:image-count="0" meta:object-count="0" meta:page-count="4" meta:paragraph-count="165" meta:word-count="883" meta:character-count="7559"/>
  </office:meta>
</office:document-meta>
</file>